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032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isible" table:style-name="ta1">
        <table:table-column table:style-name="co1" table:number-columns-repeated="16384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his workbook contains 4 sheets: Visible, Hidden, VeryHidden and Chart</text:p>
          </table:table-cell>
          <table:table-cell table:number-columns-repeated="16383" table:style-name="ce1"/>
        </table:table-row>
        <table:table-row table:number-rows-repeated="1048571" table:style-name="ro1">
          <table:table-cell table:number-columns-repeated="16384"/>
        </table:table-row>
      </table:table>
      <table:table table:name="Hidden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VeryHidden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Chart">
        <table:shapes>
          <draw:frame draw:z-index="1" draw:id="id0" draw:style-name="a0" draw:name="Диаграмма 1" svg:x="0in" svg:y="0in" svg:width="10.17045in" svg:height="6.63826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Алена</meta:initial-creator>
    <dc:creator>Алена</dc:creator>
    <meta:creation-date>2023-07-28T16:28:06Z</meta:creation-date>
    <dc:date>2023-07-28T16:32:0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477.9545669291339pt" svg:width="732.2727559055117pt" chart:style-name="Crt0">
        <chart:title chart:style-name="CT00">
          <text:p text:style-name="a0" text:class-names="" text:cond-style-name="">Название диаграммы</text:p>
        </chart:title>
        <chart:legend chart:legend-position="bottom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Visible.$A$1:.$A$3" chart:class="chart:bar" chart:attached-axis="primary-y" chart:style-name="G0S0">
            <chart:data-point chart:repeated="3"/>
          </chart:series>
          <chart:series chart:values-cell-range-address="Visible.$B$1:.$B$3" chart:class="chart:bar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